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Roman" fo:font-size="12pt" fo:font-weight="bold" officeooo:rsid="00182238" officeooo:paragraph-rsid="000e2313" style:font-size-asian="10.5pt" style:font-weight-asian="bold" style:font-size-complex="12pt" style:font-weight-complex="bold"/>
    </style:style>
    <style:style style:name="P2" style:family="paragraph" style:parent-style-name="Standard">
      <style:paragraph-properties fo:line-height="100%" fo:text-align="center" style:justify-single-word="false"/>
      <style:text-properties style:font-name="Times-Roman" fo:font-size="12pt" fo:font-weight="normal" officeooo:rsid="00182238" officeooo:paragraph-rsid="000e2313" style:font-size-asian="10.5pt" style:font-weight-asian="normal" style:font-size-complex="12pt" style:font-weight-complex="normal"/>
    </style:style>
    <style:style style:name="P3" style:family="paragraph" style:parent-style-name="Standard">
      <style:paragraph-properties fo:line-height="150%" fo:text-align="center" style:justify-single-word="false"/>
      <style:text-properties style:font-name="Times-Roman" fo:font-size="12pt" fo:font-weight="normal" officeooo:rsid="00182238" officeooo:paragraph-rsid="000e2313" style:font-size-asian="10.5pt" style:font-weight-asian="normal" style:font-size-complex="12pt" style:font-weight-complex="normal"/>
    </style:style>
    <style:style style:name="P4" style:family="paragraph" style:parent-style-name="Standard">
      <loext:graphic-properties draw:fill="none"/>
      <style:paragraph-properties fo:line-height="150%" fo:text-align="start" style:justify-single-word="false" fo:background-color="transparent"/>
      <style:text-properties style:font-name="Times-Roman" fo:font-size="13pt" fo:font-weight="bold" officeooo:rsid="0019e7db" officeooo:paragraph-rsid="000e2313" style:font-size-asian="13pt" style:font-weight-asian="bold" style:font-size-complex="13pt" style:font-weight-complex="bold"/>
    </style:style>
    <style:style style:name="P5" style:family="paragraph" style:parent-style-name="Standard">
      <loext:graphic-properties draw:fill="none"/>
      <style:paragraph-properties fo:line-height="100%" fo:text-align="justify" style:justify-single-word="false" fo:background-color="transparent"/>
      <style:text-properties style:font-name="Times-Roman" officeooo:paragraph-rsid="000fd3ef"/>
    </style:style>
    <style:style style:name="P6" style:family="paragraph" style:parent-style-name="Standard">
      <style:paragraph-properties fo:line-height="100%" fo:text-align="center" style:justify-single-word="false"/>
      <style:text-properties style:font-name="Courier New" fo:font-size="10pt" fo:font-weight="normal" officeooo:rsid="00182238" officeooo:paragraph-rsid="000e2313" style:font-size-asian="8.75pt" style:font-weight-asian="normal" style:font-size-complex="10pt" style:font-weight-complex="normal"/>
    </style:style>
    <style:style style:name="P7" style:family="paragraph" style:parent-style-name="Standard">
      <loext:graphic-properties draw:fill="none"/>
      <style:paragraph-properties fo:margin-left="0.801cm" fo:margin-right="0.801cm" fo:line-height="100%" fo:text-align="justify" style:justify-single-word="false" fo:text-indent="-0.801cm" style:auto-text-indent="false" fo:background-color="transparent"/>
      <style:text-properties style:font-name="Times-Roman" fo:font-size="12pt" fo:font-style="italic" fo:font-weight="bold" officeooo:rsid="0018ae72" officeooo:paragraph-rsid="000e2313" style:font-size-asian="10.5pt" style:font-style-asian="italic" style:font-weight-asian="bold" style:font-size-complex="12pt" style:font-style-complex="italic" style:font-weight-complex="bold"/>
    </style:style>
    <style:style style:name="P8" style:family="paragraph" style:parent-style-name="Standard">
      <loext:graphic-properties draw:fill="none"/>
      <style:paragraph-properties fo:margin-left="0.801cm" fo:margin-right="0.801cm" fo:line-height="100%" fo:text-align="justify" style:justify-single-word="false" fo:text-indent="-0.801cm" style:auto-text-indent="false" fo:background-color="transparent"/>
      <style:text-properties style:font-name="Times-Roman" fo:font-size="12pt" fo:font-weight="bold" officeooo:rsid="0018ae72" officeooo:paragraph-rsid="000e2313" style:font-size-asian="10.5pt" style:font-weight-asian="bold" style:font-size-complex="12pt" style:font-weight-complex="bold"/>
    </style:style>
    <style:style style:name="P9" style:family="paragraph" style:parent-style-name="Standard" style:master-page-name="">
      <loext:graphic-properties draw:fill="none"/>
      <style:paragraph-properties fo:margin-left="0.801cm" fo:margin-right="0.801cm" fo:line-height="100%" fo:text-align="justify" style:justify-single-word="false" fo:text-indent="-0.801cm" style:auto-text-indent="false" style:page-number="auto" fo:background-color="transparent"/>
      <style:text-properties style:font-name="Times New Roman" fo:font-size="12pt" fo:font-weight="bold" officeooo:rsid="0018ae72" officeooo:paragraph-rsid="000e2313" style:font-size-asian="10.5pt" style:font-weight-asian="bold" style:font-size-complex="12pt" style:font-weight-complex="bold"/>
    </style:style>
    <style:style style:name="P10" style:family="paragraph" style:parent-style-name="Standard" style:master-page-name="">
      <loext:graphic-properties draw:fill="none"/>
      <style:paragraph-properties fo:margin-left="0.801cm" fo:margin-right="0cm" fo:line-height="150%" fo:text-align="justify" style:justify-single-word="false" fo:text-indent="-0.801cm" style:auto-text-indent="false" style:page-number="auto" fo:background-color="transparent"/>
      <style:text-properties style:font-name="Times New Roman" fo:font-size="12pt" fo:font-weight="normal" officeooo:rsid="0018ae72" officeooo:paragraph-rsid="000e2313" style:font-size-asian="10.5pt" style:font-weight-asian="normal" style:font-size-complex="12pt" style:font-weight-complex="normal"/>
    </style:style>
    <style:style style:name="P11"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Roman" fo:font-size="13pt" fo:font-weight="bold" officeooo:rsid="001bf3bf" officeooo:paragraph-rsid="000e2313" style:font-size-asian="13pt" style:font-weight-asian="bold" style:font-size-complex="13pt" style:font-weight-complex="bold"/>
    </style:style>
    <style:style style:name="P12" style:family="paragraph" style:parent-style-name="Standard">
      <loext:graphic-properties draw:fill="none"/>
      <style:paragraph-properties fo:margin-top="0cm" fo:margin-bottom="0cm" loext:contextual-spacing="false" fo:line-height="100%" fo:text-align="start" style:justify-single-word="false" fo:background-color="transparent"/>
      <style:text-properties style:font-name="Times-Roman" fo:font-size="13pt" fo:font-style="italic" officeooo:rsid="003f0553" officeooo:paragraph-rsid="000e2313" style:font-size-asian="11.3500003814697pt" style:font-style-asian="italic" style:font-size-complex="13pt" style:font-style-complex="italic"/>
    </style:style>
    <style:style style:name="P13"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Roman" fo:font-size="12pt" fo:font-style="normal" fo:font-weight="bold" officeooo:rsid="00137132" officeooo:paragraph-rsid="00137132" style:font-size-asian="10.5pt" style:font-style-asian="normal" style:font-weight-asian="bold" style:font-size-complex="12pt" style:font-style-complex="normal" style:font-weight-complex="bold"/>
    </style:style>
    <style:style style:name="P14"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font-name="Times-Roman" fo:font-size="12pt" fo:font-style="normal" fo:font-weight="normal" officeooo:rsid="00222456" officeooo:paragraph-rsid="0024e889" style:font-size-asian="10.5pt" style:font-style-asian="normal" style:font-weight-asian="normal" style:font-size-complex="12pt" style:font-style-complex="normal" style:font-weight-complex="normal"/>
    </style:style>
    <style:style style:name="P15"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text-position="0% 100%" style:font-name="Times-Roman" fo:font-size="13pt" fo:language="pt" fo:country="BR" fo:font-style="normal" fo:font-weight="bold" officeooo:rsid="00405f70" officeooo:paragraph-rsid="001076bb" style:font-size-asian="11.3500003814697pt" style:font-style-asian="normal" style:font-weight-asian="bold" style:font-size-complex="13pt" style:font-style-complex="normal" style:font-weight-complex="bold"/>
    </style:style>
    <style:style style:name="P16"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officeooo:paragraph-rsid="0012e487"/>
    </style:style>
    <style:style style:name="P17" style:family="paragraph" style:parent-style-name="Text_20_body">
      <style:paragraph-properties fo:margin-top="0cm" fo:margin-bottom="0cm" loext:contextual-spacing="false" fo:line-height="100%" fo:text-align="justify" style:justify-single-word="false"/>
      <style:text-properties fo:font-weight="normal" officeooo:rsid="00268392" officeooo:paragraph-rsid="00268392" style:font-weight-asian="normal" style:font-weight-complex="normal"/>
    </style:style>
    <style:style style:name="P18" style:family="paragraph" style:parent-style-name="Standard" style:master-page-name="">
      <style:paragraph-properties fo:line-height="150%" fo:text-align="center" style:justify-single-word="false" style:page-number="auto"/>
      <style:text-properties style:text-position="0% 100%" style:font-name="Times-Roman" fo:font-size="16pt" fo:language="pt" fo:country="BR" fo:font-style="normal" fo:font-weight="bold" officeooo:rsid="00182238" officeooo:paragraph-rsid="000e2313" style:font-size-asian="14pt" style:font-style-asian="normal" style:font-weight-asian="bold" style:font-size-complex="16pt" style:font-style-complex="normal" style:font-weight-complex="bold"/>
    </style:style>
    <style:style style:name="P19"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fo:font-weight="normal" officeooo:rsid="0014b85d" officeooo:paragraph-rsid="0014b85d" style:font-weight-asian="normal" style:font-weight-complex="normal"/>
    </style:style>
    <style:style style:name="P20"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fo:font-style="normal" fo:font-weight="normal" officeooo:rsid="00137132" officeooo:paragraph-rsid="00137132" style:font-style-asian="normal" style:font-weight-asian="normal" style:font-style-complex="normal" style:font-weight-complex="normal"/>
    </style:style>
    <style:style style:name="P21"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fo:font-style="normal" fo:font-weight="normal" officeooo:rsid="0014b85d" officeooo:paragraph-rsid="0014b85d" style:font-style-asian="normal" style:font-weight-asian="normal" style:font-style-complex="normal" style:font-weight-complex="normal"/>
    </style:style>
    <style:style style:name="P22"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fo:font-style="normal" fo:font-weight="bold" officeooo:rsid="001602a6" officeooo:paragraph-rsid="001602a6" style:font-style-asian="normal" style:font-weight-asian="bold" style:font-style-complex="normal" style:font-weight-complex="bold"/>
    </style:style>
    <style:style style:name="P23"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fo:font-style="normal" fo:font-weight="bold" officeooo:rsid="0017eed7" officeooo:paragraph-rsid="0017eed7" style:font-style-asian="normal" style:font-weight-asian="bold" style:font-style-complex="normal" style:font-weight-complex="bold"/>
    </style:style>
    <style:style style:name="P24"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fo:font-style="normal" fo:font-weight="bold" officeooo:rsid="00192197" officeooo:paragraph-rsid="00192197" style:font-style-asian="normal" style:font-weight-asian="bold" style:font-style-complex="normal" style:font-weight-complex="bold"/>
    </style:style>
    <style:style style:name="P25" style:family="paragraph" style:parent-style-name="Standard">
      <loext:graphic-properties draw:fill="none"/>
      <style:paragraph-properties fo:margin-top="0.101cm" fo:margin-bottom="0.101cm" loext:contextual-spacing="false" fo:line-height="100%" fo:text-align="center" style:justify-single-word="false" fo:background-color="transparent"/>
      <style:text-properties fo:font-weight="bold" officeooo:rsid="00137132" officeooo:paragraph-rsid="00137132" style:font-weight-asian="bold" style:font-weight-complex="bold"/>
    </style:style>
    <style:style style:name="P26"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Roman" fo:font-size="12pt" fo:font-style="normal" fo:font-weight="normal" officeooo:rsid="00137132" officeooo:paragraph-rsid="00137132" style:font-size-asian="10.5pt" style:font-style-asian="normal" style:font-weight-asian="normal" style:font-size-complex="12pt" style:font-style-complex="normal" style:font-weight-complex="normal"/>
    </style:style>
    <style:style style:name="P27"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Roman" fo:font-size="12pt" fo:font-style="normal" fo:font-weight="normal" officeooo:rsid="00156960" officeooo:paragraph-rsid="00156960" style:font-size-asian="10.5pt" style:font-style-asian="normal" style:font-weight-asian="normal" style:font-size-complex="12pt" style:font-style-complex="normal" style:font-weight-complex="normal"/>
    </style:style>
    <style:style style:name="P28"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Roman" fo:font-size="12pt" fo:font-style="normal" fo:font-weight="normal" officeooo:rsid="001a24be" officeooo:paragraph-rsid="001de9bd" style:font-size-asian="10.5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margin-top="0.101cm" fo:margin-bottom="0.101cm" loext:contextual-spacing="false" fo:line-height="100%" fo:text-align="center" style:justify-single-word="false" fo:background-color="transparent"/>
      <style:text-properties style:font-name="Times-Roman" fo:font-size="12pt" fo:font-style="normal" fo:font-weight="normal" officeooo:rsid="001a24be" officeooo:paragraph-rsid="001de9bd" style:font-size-asian="10.5pt" style:font-style-asian="normal" style:font-weight-asian="normal" style:font-size-complex="12pt" style:font-style-complex="normal" style:font-weight-complex="normal"/>
    </style:style>
    <style:style style:name="P30" style:family="paragraph" style:parent-style-name="Standard">
      <loext:graphic-properties draw:fill="none"/>
      <style:paragraph-properties fo:margin-top="0.101cm" fo:margin-bottom="0.101cm" loext:contextual-spacing="false" fo:line-height="150%" fo:text-align="justify" style:justify-single-word="false" fo:background-color="transparent"/>
      <style:text-properties style:font-name="Times-Roman" fo:font-size="12pt" fo:font-style="normal" fo:font-weight="bold" officeooo:rsid="00156960" officeooo:paragraph-rsid="00156960" style:font-size-asian="10.5pt" style:font-style-asian="normal" style:font-weight-asian="bold" style:font-size-complex="12pt" style:font-style-complex="normal" style:font-weight-complex="bold"/>
    </style:style>
    <style:style style:name="P31" style:family="paragraph" style:parent-style-name="Standard">
      <loext:graphic-properties draw:fill="none"/>
      <style:paragraph-properties fo:margin-top="0.101cm" fo:margin-bottom="0.101cm" loext:contextual-spacing="false" fo:line-height="100%" fo:text-align="center" style:justify-single-word="false" fo:background-color="transparent"/>
      <style:text-properties style:font-name="Times-Roman" fo:font-size="12pt" fo:font-style="italic" fo:font-weight="normal" officeooo:rsid="0014b85d" officeooo:paragraph-rsid="0014b85d" style:font-size-asian="10.5pt" style:font-style-asian="italic" style:font-weight-asian="normal" style:font-size-complex="12pt" style:font-style-complex="italic" style:font-weight-complex="normal"/>
    </style:style>
    <style:style style:name="P32"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Roman" fo:font-size="12pt" fo:font-weight="normal" officeooo:rsid="001a24be" officeooo:paragraph-rsid="001de9bd" style:font-size-asian="10.5pt" style:font-weight-asian="normal" style:font-size-complex="12pt" style:font-weight-complex="normal"/>
    </style:style>
    <style:style style:name="P33"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Roman" fo:font-size="12pt" fo:language="pt" fo:country="BR" fo:font-style="normal" fo:font-weight="normal" officeooo:rsid="001a24be" officeooo:paragraph-rsid="001e33e8" style:font-size-asian="12pt" style:font-style-asian="normal" style:font-weight-asian="normal" style:font-size-complex="12pt" style:font-style-complex="normal" style:font-weight-complex="normal"/>
    </style:style>
    <style:style style:name="P34"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Roman" fo:font-size="12pt" fo:language="pt" fo:country="BR" fo:font-style="normal" fo:font-weight="normal" officeooo:rsid="001e33e8" officeooo:paragraph-rsid="001e33e8" style:font-size-asian="12pt" style:font-style-asian="normal" style:font-weight-asian="normal" style:font-size-complex="12pt" style:font-style-complex="normal" style:font-weight-complex="normal"/>
    </style:style>
    <style:style style:name="P35" style:family="paragraph" style:parent-style-name="Standard">
      <loext:graphic-properties draw:fill="none"/>
      <style:paragraph-properties fo:margin-top="0.101cm" fo:margin-bottom="0.101cm" loext:contextual-spacing="false" fo:line-height="100%" fo:text-align="center" style:justify-single-word="false" fo:background-color="transparent"/>
      <style:text-properties style:font-name="Times-Roman" fo:font-size="12pt" fo:language="pt" fo:country="BR" fo:font-style="italic" fo:font-weight="normal" officeooo:rsid="00137132" officeooo:paragraph-rsid="001e33e8" style:font-size-asian="10.5pt" style:font-style-asian="italic" style:font-weight-asian="normal" style:font-size-complex="12pt" style:font-style-complex="italic" style:font-weight-complex="normal"/>
    </style:style>
    <style:style style:name="P36"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Roman" fo:language="pt" fo:country="BR" fo:font-style="normal" fo:font-weight="normal" officeooo:rsid="001e33e8" officeooo:paragraph-rsid="001e33e8" style:font-style-asian="normal" style:font-weight-asian="normal" style:font-style-complex="normal" style:font-weight-complex="normal"/>
    </style:style>
    <style:style style:name="P37"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Roman" fo:language="pt" fo:country="BR" fo:font-style="italic" fo:font-weight="bold" officeooo:rsid="001e33e8" officeooo:paragraph-rsid="001e33e8" style:font-style-asian="italic" style:font-weight-asian="bold" style:font-style-complex="italic" style:font-weight-complex="bold"/>
    </style:style>
    <style:style style:name="P38"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text-position="0% 100%" style:font-name="Times-Roman" fo:font-size="12pt" fo:language="pt" fo:country="BR" fo:font-style="normal" fo:font-weight="normal" officeooo:rsid="002734c2" officeooo:paragraph-rsid="002734c2" style:font-size-asian="10.5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text-position="0% 100%" style:font-name="Times-Roman" fo:font-size="12pt" fo:language="pt" fo:country="BR" fo:font-style="normal" fo:font-weight="normal" officeooo:rsid="00289b2c" officeooo:paragraph-rsid="00289b2c" style:font-size-asian="10.5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officeooo:rsid="000fd3ef" officeooo:paragraph-rsid="001076bb"/>
    </style:style>
    <style:style style:name="P41"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font-style="normal" fo:font-weight="normal" officeooo:rsid="00137132" officeooo:paragraph-rsid="00137132" style:font-size-asian="10.5pt" style:font-style-asian="normal" style:font-weight-asian="normal" style:font-size-complex="12pt" style:font-style-complex="normal" style:font-weight-complex="normal"/>
    </style:style>
    <style:style style:name="P42"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font-style="normal" fo:font-weight="normal" officeooo:rsid="0021419d" officeooo:paragraph-rsid="0021419d" style:font-size-asian="10.5pt" style:font-style-asian="normal" style:font-weight-asian="normal" style:font-size-complex="12pt" style:font-style-complex="normal" style:font-weight-complex="normal"/>
    </style:style>
    <style:style style:name="P43"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font-style="normal" fo:font-weight="normal" officeooo:rsid="00222456" officeooo:paragraph-rsid="0024e889" style:font-size-asian="10.5pt" style:font-style-asian="normal" style:font-weight-asian="normal" style:font-size-complex="12pt" style:font-style-complex="normal" style:font-weight-complex="normal"/>
    </style:style>
    <style:style style:name="P44"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font-style="italic" fo:font-weight="normal" officeooo:rsid="00204bb6" officeooo:paragraph-rsid="00204bb6" style:font-size-asian="10.5pt" style:font-style-asian="italic" style:font-weight-asian="normal" style:font-size-complex="12pt" style:font-style-complex="italic" style:font-weight-complex="normal"/>
    </style:style>
    <style:style style:name="P45"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language="pt" fo:country="BR" fo:font-style="normal" fo:font-weight="bold" officeooo:rsid="00352bc2" officeooo:paragraph-rsid="000e2313" style:font-style-asian="normal" style:font-weight-asian="bold" style:font-style-complex="normal" style:font-weight-complex="bold"/>
    </style:style>
    <style:style style:name="P46"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text-position="0% 100%" style:font-name="Times-Roman" fo:font-size="12pt" fo:language="pt" fo:country="BR" fo:font-style="normal" fo:font-weight="normal" officeooo:rsid="00204bb6" officeooo:paragraph-rsid="00204bb6" style:font-size-asian="10.5pt" style:font-style-asian="normal" style:font-weight-asian="normal" style:font-size-complex="12pt" style:font-style-complex="normal" style:font-weight-complex="normal"/>
    </style:style>
    <style:style style:name="P47"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text-position="0% 100%" style:font-name="Times-Roman" fo:font-size="12pt" fo:language="pt" fo:country="BR" fo:font-style="normal" fo:font-weight="normal" officeooo:rsid="0026c9d0" officeooo:paragraph-rsid="002734c2" style:font-size-asian="10.5pt" style:font-style-asian="normal" style:font-weight-asian="normal" style:font-size-complex="12pt" style:font-style-complex="normal" style:font-weight-complex="normal"/>
    </style:style>
    <style:style style:name="P48" style:family="paragraph" style:parent-style-name="Standard">
      <loext:graphic-properties draw:fill="none"/>
      <style:paragraph-properties fo:margin-top="0.201cm" fo:margin-bottom="0.201cm" loext:contextual-spacing="false" fo:line-height="100%" fo:text-align="start" style:justify-single-word="false" fo:background-color="transparent"/>
      <style:text-properties style:text-position="0% 100%" style:font-name="Times-Roman" fo:font-size="12pt" fo:language="pt" fo:country="BR" fo:font-style="normal" fo:font-weight="bold" officeooo:rsid="00222456" officeooo:paragraph-rsid="00222456" style:font-size-asian="10.5pt" style:font-style-asian="normal" style:font-weight-asian="bold" style:font-size-complex="12pt" style:font-style-complex="normal" style:font-weight-complex="bold"/>
    </style:style>
    <style:style style:name="P49" style:family="paragraph" style:parent-style-name="Text_20_body">
      <style:paragraph-properties fo:line-height="100%" fo:text-align="justify" style:justify-single-word="false"/>
    </style:style>
    <style:style style:name="P50" style:family="paragraph" style:parent-style-name="Text_20_body">
      <style:paragraph-properties fo:line-height="100%" fo:text-align="justify" style:justify-single-word="false"/>
      <style:text-properties fo:font-weight="bold" officeooo:rsid="00268392" officeooo:paragraph-rsid="00268392" style:font-weight-asian="bold" style:font-weight-complex="bold"/>
    </style:style>
    <style:style style:name="P51" style:family="paragraph" style:parent-style-name="Text_20_body">
      <style:paragraph-properties fo:line-height="100%" fo:text-align="justify" style:justify-single-word="false"/>
      <style:text-properties fo:font-weight="normal" officeooo:rsid="00268392" officeooo:paragraph-rsid="00268392" style:font-weight-asian="normal" style:font-weight-complex="normal"/>
    </style:style>
    <style:style style:name="P52" style:family="paragraph" style:parent-style-name="Standard" style:list-style-name="L1">
      <loext:graphic-properties draw:fill="none"/>
      <style:paragraph-properties fo:margin-top="0cm" fo:margin-bottom="0cm" loext:contextual-spacing="false" fo:line-height="100%" fo:text-align="justify" style:justify-single-word="false" fo:background-color="transparent"/>
      <style:text-properties style:font-name="Times-Roman" officeooo:paragraph-rsid="000fd3ef"/>
    </style:style>
    <style:style style:name="P53" style:family="paragraph" style:parent-style-name="Standard" style:list-style-name="L2">
      <loext:graphic-properties draw:fill="none"/>
      <style:paragraph-properties fo:margin-top="0cm" fo:margin-bottom="0cm" loext:contextual-spacing="false" fo:line-height="100%" fo:text-align="justify" style:justify-single-word="false" fo:background-color="transparent"/>
      <style:text-properties style:font-name="Times-Roman" fo:font-size="12pt" fo:font-style="normal" fo:font-weight="normal" officeooo:rsid="0012e487" officeooo:paragraph-rsid="0012e487" style:font-size-asian="10.5pt" style:font-style-asian="normal" style:font-weight-asian="normal" style:font-size-complex="12pt" style:font-style-complex="normal" style:font-weight-complex="normal"/>
    </style:style>
    <style:style style:name="P54" style:family="paragraph" style:parent-style-name="Standard" style:list-style-name="L3">
      <loext:graphic-properties draw:fill="none"/>
      <style:paragraph-properties fo:margin-top="0cm" fo:margin-bottom="0cm" loext:contextual-spacing="false" fo:line-height="100%" fo:text-align="justify" style:justify-single-word="false" fo:background-color="transparent"/>
      <style:text-properties style:font-name="Times-Roman" fo:font-size="12pt" fo:font-style="italic" fo:font-weight="bold" officeooo:rsid="00204bb6" officeooo:paragraph-rsid="00204bb6" style:font-size-asian="10.5pt" style:font-style-asian="italic" style:font-weight-asian="bold" style:font-size-complex="12pt" style:font-style-complex="italic" style:font-weight-complex="bold"/>
    </style:style>
    <style:style style:name="P55" style:family="paragraph" style:parent-style-name="Standard" style:list-style-name="L2">
      <loext:graphic-properties draw:fill="none"/>
      <style:paragraph-properties fo:margin-top="0cm" fo:margin-bottom="0cm" loext:contextual-spacing="false" fo:line-height="100%" fo:text-align="justify" style:justify-single-word="false" fo:background-color="transparent"/>
      <style:text-properties officeooo:rsid="0012e487" officeooo:paragraph-rsid="0012e487"/>
    </style:style>
    <style:style style:name="P56" style:family="paragraph" style:parent-style-name="Standard" style:list-style-name="L3">
      <loext:graphic-properties draw:fill="none"/>
      <style:paragraph-properties fo:margin-top="0cm" fo:margin-bottom="0cm" loext:contextual-spacing="false" fo:line-height="100%" fo:text-align="justify" style:justify-single-word="false" fo:background-color="transparent"/>
      <style:text-properties style:text-position="0% 100%" style:font-name="Times-Roman" fo:font-size="12pt" fo:language="pt" fo:country="BR" fo:font-style="normal" fo:font-weight="bold" officeooo:rsid="00204bb6" officeooo:paragraph-rsid="00204bb6" style:font-size-asian="10.5pt" style:font-style-asian="normal" style:font-weight-asian="bold" style:font-size-complex="12pt" style:font-style-complex="normal" style:font-weight-complex="bold"/>
    </style:style>
    <style:style style:name="P57"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text-position="0% 100%" style:font-name="Times-Roman" fo:font-size="13pt" fo:language="pt" fo:country="BR" fo:font-style="normal" fo:font-weight="bold" officeooo:rsid="00405f70" officeooo:paragraph-rsid="001076bb" style:font-size-asian="11.3500003814697pt" style:font-style-asian="normal" style:font-weight-asian="bold" style:font-size-complex="13pt" style:font-style-complex="normal" style:font-weight-complex="bold"/>
    </style:style>
    <style:style style:name="P58"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text-position="0% 100%" style:font-name="Times-Roman" fo:font-size="12pt" fo:language="pt" fo:country="BR" fo:font-style="normal" fo:font-weight="normal" officeooo:rsid="002d84d2" officeooo:paragraph-rsid="002d84d2" style:font-size-asian="10.5pt" style:font-style-asian="normal" style:font-weight-asian="normal" style:font-size-complex="12pt" style:font-style-complex="normal" style:font-weight-complex="normal"/>
    </style:style>
    <style:style style:name="P59"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text-position="0% 100%" style:font-name="Times-Roman" fo:font-size="12pt" fo:language="pt" fo:country="BR" fo:font-style="normal" fo:font-weight="normal" officeooo:rsid="002f74e0" officeooo:paragraph-rsid="002f74e0" style:font-size-asian="10.5pt" style:font-style-asian="normal" style:font-weight-asian="normal" style:font-size-complex="12pt" style:font-style-complex="normal" style:font-weight-complex="normal"/>
    </style:style>
    <style:style style:name="P60" style:family="paragraph" style:parent-style-name="Standard" style:master-page-name="">
      <loext:graphic-properties draw:fill="none"/>
      <style:paragraph-properties fo:margin-top="0.201cm" fo:margin-bottom="0.201cm" loext:contextual-spacing="false" fo:line-height="100%" fo:text-align="justify" style:justify-single-word="false" style:page-number="auto" fo:background-color="transparent"/>
      <style:text-properties style:text-position="0% 100%" style:font-name="Times-Roman" fo:font-size="12pt" fo:language="pt" fo:country="BR" fo:font-style="normal" fo:font-weight="normal" officeooo:rsid="0040f059" officeooo:paragraph-rsid="002d84d2" style:font-size-asian="10.5pt" style:font-style-asian="normal" style:font-weight-asian="normal" style:font-size-complex="12pt" style:font-style-complex="normal" style:font-weight-complex="normal"/>
    </style:style>
    <style:style style:name="T1" style:family="text">
      <style:text-properties officeooo:rsid="004a2e1d"/>
    </style:style>
    <style:style style:name="T2" style:family="text">
      <style:text-properties style:font-name="Times-Roman" fo:font-style="italic" officeooo:rsid="00222799" style:font-style-asian="italic" style:font-style-complex="italic"/>
    </style:style>
    <style:style style:name="T3" style:family="text">
      <style:text-properties style:font-name="Times-Roman" fo:language="en" fo:country="US" fo:font-style="italic" fo:font-weight="normal" officeooo:rsid="0023a7da" style:font-style-asian="italic" style:font-weight-asian="normal" style:font-style-complex="italic" style:font-weight-complex="normal"/>
    </style:style>
    <style:style style:name="T4" style:family="text">
      <style:text-properties style:font-name="Times-Roman" fo:language="en" fo:country="US" fo:font-style="italic" fo:font-weight="normal" officeooo:rsid="000e2313" style:font-style-asian="italic" style:font-weight-asian="normal" style:font-style-complex="italic" style:font-weight-complex="normal"/>
    </style:style>
    <style:style style:name="T5" style:family="text">
      <style:text-properties style:font-name="Times-Roman" fo:language="en" fo:country="US" fo:font-style="italic" fo:font-weight="normal" officeooo:rsid="000e8290" style:font-style-asian="italic" style:font-weight-asian="normal" style:font-style-complex="italic" style:font-weight-complex="normal"/>
    </style:style>
    <style:style style:name="T6" style:family="text">
      <style:text-properties style:font-name="Times-Roman" fo:language="en" fo:country="US" fo:font-style="italic" fo:font-weight="normal" officeooo:rsid="001144fb" style:font-style-asian="italic" style:font-weight-asian="normal" style:font-style-complex="italic" style:font-weight-complex="normal"/>
    </style:style>
    <style:style style:name="T7" style:family="text">
      <style:text-properties style:font-name="Times-Roman"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Times-Roman" fo:font-size="12pt" fo:font-style="normal" fo:font-weight="normal" officeooo:rsid="0012e487" style:font-size-asian="10.5pt" style:font-style-asian="normal" style:font-weight-asian="normal" style:font-size-complex="12pt" style:font-style-complex="normal" style:font-weight-complex="normal"/>
    </style:style>
    <style:style style:name="T9" style:family="text">
      <style:text-properties style:font-name="Times-Roman" fo:font-size="12pt" fo:font-style="normal" fo:font-weight="normal" officeooo:rsid="00137132" style:font-size-asian="10.5pt" style:font-style-asian="normal" style:font-weight-asian="normal" style:font-size-complex="12pt" style:font-style-complex="normal" style:font-weight-complex="normal"/>
    </style:style>
    <style:style style:name="T10" style:family="text">
      <style:text-properties style:font-name="Times-Roman" fo:font-size="12pt" fo:font-style="normal" style:font-size-asian="10.5pt" style:font-style-asian="normal" style:font-size-complex="12pt" style:font-style-complex="normal"/>
    </style:style>
    <style:style style:name="T11" style:family="text">
      <style:text-properties style:font-name="Times-Roman" fo:font-size="12pt" fo:font-weight="normal" style:font-size-asian="10.5pt" style:font-weight-asian="normal" style:font-size-complex="12pt" style:font-weight-complex="normal"/>
    </style:style>
    <style:style style:name="T12" style:family="text">
      <style:text-properties style:font-name="Times-Roman" fo:font-size="12pt" fo:font-weight="normal" officeooo:rsid="0012e487" style:font-size-asian="10.5pt" style:font-weight-asian="normal" style:font-size-complex="12pt" style:font-weight-complex="normal"/>
    </style:style>
    <style:style style:name="T13" style:family="text">
      <style:text-properties style:font-name="Times-Roman" fo:font-size="12pt" fo:font-weight="normal" officeooo:rsid="0017eed7" style:font-size-asian="10.5pt" style:font-weight-asian="normal" style:font-size-complex="12pt" style:font-weight-complex="normal"/>
    </style:style>
    <style:style style:name="T14" style:family="text">
      <style:text-properties style:font-name="Times-Roman" fo:font-size="12pt" fo:font-weight="normal" officeooo:rsid="00192197" style:font-size-asian="10.5pt" style:font-weight-asian="normal" style:font-size-complex="12pt" style:font-weight-complex="normal"/>
    </style:style>
    <style:style style:name="T15" style:family="text">
      <style:text-properties style:font-name="Times-Roman" fo:font-size="12pt" fo:font-weight="normal" officeooo:rsid="001a24be" style:font-size-asian="10.5pt" style:font-weight-asian="normal" style:font-size-complex="12pt" style:font-weight-complex="normal"/>
    </style:style>
    <style:style style:name="T16" style:family="text">
      <style:text-properties style:font-name="Times-Roman" fo:font-size="12pt" fo:font-style="italic" style:font-size-asian="10.5pt" style:font-style-asian="italic" style:font-size-complex="12pt" style:font-style-complex="italic"/>
    </style:style>
    <style:style style:name="T17" style:family="text">
      <style:text-properties style:font-name="Times-Roman" fo:font-size="12pt" fo:font-style="italic" officeooo:rsid="00156960" style:font-size-asian="10.5pt" style:font-style-asian="italic" style:font-size-complex="12pt" style:font-style-complex="italic"/>
    </style:style>
    <style:style style:name="T18" style:family="text">
      <style:text-properties style:font-name="Times-Roman" fo:font-size="12pt" fo:font-style="italic" fo:font-weight="normal" style:font-size-asian="10.5pt" style:font-style-asian="italic" style:font-weight-asian="normal" style:font-size-complex="12pt" style:font-style-complex="italic" style:font-weight-complex="normal"/>
    </style:style>
    <style:style style:name="T19" style:family="text">
      <style:text-properties style:font-name="Times-Roman" fo:font-size="12pt" style:font-size-asian="10.5pt" style:font-size-complex="12pt"/>
    </style:style>
    <style:style style:name="T20" style:family="text">
      <style:text-properties style:font-name="Times-Roman" fo:font-size="12pt" officeooo:rsid="0014b85d" style:font-size-asian="10.5pt" style:font-size-complex="12pt"/>
    </style:style>
    <style:style style:name="T21" style:family="text">
      <style:text-properties style:font-name="Times-Roman" fo:font-size="12pt" officeooo:rsid="00156960" style:font-size-asian="10.5pt" style:font-size-complex="12pt"/>
    </style:style>
    <style:style style:name="T22" style:family="text">
      <style:text-properties fo:font-style="italic" style:font-style-asian="italic" style:font-style-complex="italic"/>
    </style:style>
    <style:style style:name="T23" style:family="text">
      <style:text-properties fo:font-style="italic" officeooo:rsid="001de9bd" style:font-style-asian="italic" style:font-style-complex="italic"/>
    </style:style>
    <style:style style:name="T24" style:family="text">
      <style:text-properties fo:font-size="12pt" fo:font-weight="normal" style:font-size-asian="10.5pt" style:font-weight-asian="normal" style:font-size-complex="12pt" style:font-weight-complex="normal"/>
    </style:style>
    <style:style style:name="T25" style:family="text">
      <style:text-properties fo:font-size="12pt" fo:font-weight="normal" officeooo:rsid="0019e7db" style:font-size-asian="10.5pt" style:font-weight-asian="normal" style:font-size-complex="12pt" style:font-weight-complex="normal"/>
    </style:style>
    <style:style style:name="T26" style:family="text">
      <style:text-properties fo:font-size="12pt" fo:font-weight="normal" officeooo:rsid="000e8290" style:font-size-asian="10.5pt" style:font-weight-asian="normal" style:font-size-complex="12pt" style:font-weight-complex="normal"/>
    </style:style>
    <style:style style:name="T27" style:family="text">
      <style:text-properties fo:font-size="12pt" fo:font-weight="normal" officeooo:rsid="000fd3ef" style:font-size-asian="10.5pt" style:font-weight-asian="normal" style:font-size-complex="12pt" style:font-weight-complex="normal"/>
    </style:style>
    <style:style style:name="T28" style:family="text">
      <style:text-properties fo:font-size="12pt" fo:font-weight="normal" officeooo:rsid="001af597" style:font-size-asian="10.5pt" style:font-weight-asian="normal" style:font-size-complex="12pt" style:font-weight-complex="normal"/>
    </style:style>
    <style:style style:name="T29" style:family="text">
      <style:text-properties fo:font-size="12pt" fo:font-weight="normal" officeooo:rsid="001076bb" style:font-size-asian="10.5pt" style:font-weight-asian="normal" style:font-size-complex="12pt" style:font-weight-complex="normal"/>
    </style:style>
    <style:style style:name="T30" style:family="text">
      <style:text-properties fo:font-size="12pt" fo:font-weight="normal" officeooo:rsid="00137132" style:font-size-asian="10.5pt" style:font-weight-asian="normal" style:font-size-complex="12pt" style:font-weight-complex="normal"/>
    </style:style>
    <style:style style:name="T31" style:family="text">
      <style:text-properties fo:font-size="12pt" fo:font-weight="normal" officeooo:rsid="001f2e37" style:font-size-asian="10.5pt" style:font-weight-asian="normal" style:font-size-complex="12pt" style:font-weight-complex="normal"/>
    </style:style>
    <style:style style:name="T32" style:family="text">
      <style:text-properties fo:font-size="12pt" fo:font-weight="normal" officeooo:rsid="002bbd3b" style:font-size-asian="10.5pt" style:font-weight-asian="normal" style:font-size-complex="12pt" style:font-weight-complex="normal"/>
    </style:style>
    <style:style style:name="T33" style:family="text">
      <style:text-properties fo:font-size="12pt" fo:font-style="italic" fo:font-weight="normal" officeooo:rsid="000e8290" style:font-size-asian="10.5pt" style:font-style-asian="italic" style:font-weight-asian="normal" style:font-size-complex="12pt" style:font-style-complex="italic" style:font-weight-complex="normal"/>
    </style:style>
    <style:style style:name="T34" style:family="text">
      <style:text-properties fo:font-size="12pt" fo:font-style="italic" style:font-size-asian="12pt" style:font-style-asian="italic" style:font-size-complex="12pt" style:font-style-complex="italic"/>
    </style:style>
    <style:style style:name="T35" style:family="text">
      <style:text-properties fo:font-size="12pt" fo:font-weight="bold" officeooo:rsid="000e8290" style:font-size-asian="10.5pt" style:font-weight-asian="bold" style:font-size-complex="12pt" style:font-weight-complex="bold"/>
    </style:style>
    <style:style style:name="T36" style:family="text">
      <style:text-properties fo:font-size="12pt" fo:font-weight="bold" officeooo:rsid="000fd3ef" style:font-size-asian="10.5pt" style:font-weight-asian="bold" style:font-size-complex="12pt" style:font-weight-complex="bold"/>
    </style:style>
    <style:style style:name="T37" style:family="text">
      <style:text-properties fo:font-size="12pt" style:font-size-asian="12pt" style:font-size-complex="12pt"/>
    </style:style>
    <style:style style:name="T38" style:family="text">
      <style:text-properties fo:font-size="12pt" style:font-size-asian="10.5pt" style:font-size-complex="12pt"/>
    </style:style>
    <style:style style:name="T3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0" style:family="text">
      <style:text-properties fo:font-size="12pt" fo:font-style="normal" fo:font-weight="normal" officeooo:rsid="001f2e37" style:font-size-asian="10.5pt" style:font-style-asian="normal" style:font-weight-asian="normal" style:font-size-complex="12pt" style:font-style-complex="normal" style:font-weight-complex="normal"/>
    </style:style>
    <style:style style:name="T41" style:family="text">
      <style:text-properties fo:language="pt" fo:country="BR" fo:font-style="italic" fo:font-weight="normal" style:font-style-asian="italic" style:font-weight-asian="normal" style:font-style-complex="italic" style:font-weight-complex="normal"/>
    </style:style>
    <style:style style:name="T42" style:family="text">
      <style:text-properties fo:language="pt" fo:country="BR" fo:font-style="italic" fo:font-weight="normal" officeooo:rsid="000e2313" style:font-style-asian="italic" style:font-weight-asian="normal" style:font-style-complex="italic" style:font-weight-complex="normal"/>
    </style:style>
    <style:style style:name="T43" style:family="text">
      <style:text-properties fo:language="pt" fo:country="BR" fo:font-style="italic" fo:font-weight="normal" officeooo:rsid="000e8290" style:font-style-asian="italic" style:font-weight-asian="normal" style:font-style-complex="italic" style:font-weight-complex="normal"/>
    </style:style>
    <style:style style:name="T44" style:family="text">
      <style:text-properties fo:language="pt" fo:country="BR" fo:font-style="italic" fo:font-weight="normal" officeooo:rsid="001144fb" style:font-style-asian="italic" style:font-weight-asian="normal" style:font-style-complex="italic" style:font-weight-complex="normal"/>
    </style:style>
    <style:style style:name="T45" style:family="text">
      <style:text-properties style:text-position="0% 100%" fo:language="en" fo:country="US" fo:font-style="normal" fo:font-weight="bold" style:font-style-asian="normal" style:font-weight-asian="bold" style:font-style-complex="normal" style:font-weight-complex="bold"/>
    </style:style>
    <style:style style:name="T46" style:family="text">
      <style:text-properties style:text-position="0% 100%" fo:language="pt" fo:country="BR"/>
    </style:style>
    <style:style style:name="T47" style:family="text">
      <style:text-properties style:text-position="0% 100%" fo:language="pt" fo:country="BR" fo:font-style="normal" fo:font-weight="bold" style:font-style-asian="normal" style:font-weight-asian="bold" style:font-style-complex="normal" style:font-weight-complex="bold"/>
    </style:style>
    <style:style style:name="T48" style:family="text">
      <style:text-properties style:text-position="0% 100%" fo:language="pt" fo:country="BR" fo:font-style="normal" fo:font-weight="bold" officeooo:rsid="001076bb" style:font-style-asian="normal" style:font-weight-asian="bold" style:font-style-complex="normal" style:font-weight-complex="bold"/>
    </style:style>
    <style:style style:name="T49" style:family="text">
      <style:text-properties style:text-position="0% 100%" fo:language="pt" fo:country="BR" fo:font-style="normal" style:font-style-asian="normal" style:font-style-complex="normal"/>
    </style:style>
    <style:style style:name="T50" style:family="text">
      <style:text-properties style:text-position="0% 100%" fo:language="pt" fo:country="BR" fo:font-style="normal" officeooo:rsid="001076bb" style:font-style-asian="normal" style:font-style-complex="normal"/>
    </style:style>
    <style:style style:name="T51" style:family="text">
      <style:text-properties style:text-position="0% 100%" fo:language="pt" fo:country="BR" fo:font-style="normal" fo:font-weight="normal" officeooo:rsid="0021419d" style:font-style-asian="normal" style:font-weight-asian="normal" style:font-style-complex="normal" style:font-weight-complex="normal"/>
    </style:style>
    <style:style style:name="T52" style:family="text">
      <style:text-properties style:text-position="0% 100%" fo:language="pt" fo:country="BR" fo:font-style="italic" style:font-style-asian="italic" style:font-style-complex="italic"/>
    </style:style>
    <style:style style:name="T53" style:family="text">
      <style:text-properties style:text-position="0% 100%" fo:language="pt" fo:country="BR" fo:font-style="italic" officeooo:rsid="0022778b" style:font-style-asian="italic" style:font-style-complex="italic"/>
    </style:style>
    <style:style style:name="T54" style:family="text">
      <style:text-properties style:text-position="0% 100%" fo:language="pt" fo:country="BR" fo:font-style="italic" officeooo:rsid="00268392" style:font-style-asian="italic" style:font-style-complex="italic"/>
    </style:style>
    <style:style style:name="T55" style:family="text">
      <style:text-properties style:text-position="0% 100%" fo:language="pt" fo:country="BR" officeooo:rsid="00222456"/>
    </style:style>
    <style:style style:name="T56" style:family="text">
      <style:text-properties style:text-position="0% 100%" fo:language="pt" fo:country="BR" officeooo:rsid="0024e889"/>
    </style:style>
    <style:style style:name="T57" style:family="text">
      <style:text-properties style:text-position="0% 100%" fo:language="pt" fo:country="BR" officeooo:rsid="0022778b"/>
    </style:style>
    <style:style style:name="T58" style:family="text">
      <style:text-properties style:text-position="0% 100%" fo:language="pt" fo:country="BR" officeooo:rsid="00268392"/>
    </style:style>
    <style:style style:name="T59" style:family="text">
      <style:text-properties style:text-position="0% 100%" fo:font-style="italic" style:font-style-asian="italic" style:font-style-complex="italic"/>
    </style:style>
    <style:style style:name="T60" style:family="text">
      <style:text-properties style:text-position="0% 100%" fo:font-style="italic" officeooo:rsid="0024e889" style:font-style-asian="italic" style:font-style-complex="italic"/>
    </style:style>
    <style:style style:name="T61" style:family="text">
      <style:text-properties style:text-position="0% 100%" fo:font-style="normal" style:font-style-asian="normal" style:font-style-complex="normal"/>
    </style:style>
    <style:style style:name="T62" style:family="text">
      <style:text-properties style:text-position="0% 100%" fo:font-style="normal" officeooo:rsid="0024e889" style:font-style-asian="normal" style:font-style-complex="normal"/>
    </style:style>
    <style:style style:name="T63" style:family="text">
      <style:text-properties style:text-position="0% 100%" fo:font-style="normal" officeooo:rsid="0026c9d0" style:font-style-asian="normal" style:font-style-complex="normal"/>
    </style:style>
    <style:style style:name="T64" style:family="text">
      <style:text-properties officeooo:rsid="000e2313"/>
    </style:style>
    <style:style style:name="T65" style:family="text">
      <style:text-properties officeooo:rsid="001076bb"/>
    </style:style>
    <style:style style:name="T66" style:family="text">
      <style:text-properties fo:font-size="13pt" style:font-size-asian="11.3500003814697pt" style:font-size-complex="13pt"/>
    </style:style>
    <style:style style:name="T67" style:family="text">
      <style:text-properties fo:font-size="13pt" officeooo:rsid="001076bb" style:font-size-asian="11.3500003814697pt" style:font-size-complex="13pt"/>
    </style:style>
    <style:style style:name="T68" style:family="text">
      <style:text-properties officeooo:rsid="001de9bd"/>
    </style:style>
    <style:style style:name="T69" style:family="text">
      <style:text-properties fo:font-style="normal" style:font-style-asian="normal" style:font-style-complex="normal"/>
    </style:style>
    <style:style style:name="T70" style:family="text">
      <style:text-properties fo:font-style="normal" officeooo:rsid="001de9bd" style:font-style-asian="normal" style:font-style-complex="normal"/>
    </style:style>
    <style:style style:name="T71" style:family="text">
      <style:text-properties style:text-position="super 58%" fo:font-style="italic" style:font-style-asian="italic" style:font-style-complex="italic"/>
    </style:style>
    <style:style style:name="T72" style:family="text">
      <style:text-properties style:text-position="super 58%" fo:language="pt" fo:country="BR" fo:font-style="italic" officeooo:rsid="0022778b" style:font-style-asian="italic" style:font-style-complex="italic"/>
    </style:style>
    <style:style style:name="T73" style:family="text">
      <style:text-properties officeooo:rsid="0024e889"/>
    </style:style>
    <style:style style:name="T74" style:family="text">
      <style:text-properties officeooo:rsid="00222456"/>
    </style:style>
    <style:style style:name="T75" style:family="text">
      <style:text-properties officeooo:rsid="002734c2"/>
    </style:style>
    <style:style style:name="T76" style:family="text">
      <style:text-properties officeooo:rsid="00289b2c"/>
    </style:style>
    <style:style style:name="T77" style:family="text">
      <style:text-properties fo:font-weight="normal" style:font-weight-asian="normal" style:font-weight-complex="normal"/>
    </style:style>
    <style:style style:name="T78" style:family="text">
      <style:text-properties fo:font-weight="normal" officeooo:rsid="00289b2c" style:font-weight-asian="normal" style:font-weight-complex="normal"/>
    </style:style>
    <style:style style:name="T79" style:family="text">
      <style:text-properties fo:font-weight="normal" officeooo:rsid="002a2d8c" style:font-weight-asian="normal" style:font-weight-complex="normal"/>
    </style:style>
    <style:style style:name="T80" style:family="text">
      <style:text-properties officeooo:rsid="002bbd3b"/>
    </style:style>
    <style:style style:name="T81" style:family="text">
      <style:text-properties officeooo:rsid="002d84d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rabalho Prático <text:span text:style-name="T64">2</text:span>: <text:span text:style-name="T64">Biblioteca Digital</text:span> <text:span text:style-name="T64">de</text:span> Arendelle</text:p>
      <text:p text:style-name="P1">Victor Hugo Silva Moura</text:p>
      <text:p text:style-name="P2">Universidade Federal de Minas Gerais (UFMG)</text:p>
      <text:p text:style-name="P3">Belo Horizonte – MG – Bra<text:span text:style-name="T1">s</text:span>il</text:p>
      <text:p text:style-name="P6">victorhugosmoura@gmail.com</text:p>
      <text:p text:style-name="P6"/>
      <text:p text:style-name="P9"><text:tab/><text:span text:style-name="T2">Abstract. </text:span><text:span text:style-name="T3">The following text describes the “</text:span><text:span text:style-name="T4">Arendelle’s Digital Library</text:span><text:span text:style-name="T3">” problem and </text:span><text:span text:style-name="T4">its solution usin</text:span><text:span text:style-name="T5">g</text:span><text:span text:style-name="T4"> different implementation</text:span><text:span text:style-name="T5">s</text:span><text:span text:style-name="T4"> of </text:span><text:span text:style-name="T6">the </text:span><text:span text:style-name="T4">QuickSort algorithm</text:span><text:span text:style-name="T3">. </text:span><text:span text:style-name="T4">For each implementation, a series of </text:span><text:span text:style-name="T6">tests</text:span><text:span text:style-name="T4"> </text:span><text:span text:style-name="T6">were conducted</text:span><text:span text:style-name="T5"> in order </text:span><text:span text:style-name="T6">to analyze and</text:span><text:span text:style-name="T5"> compare their respective performances</text:span><text:span text:style-name="T3">.</text:span></text:p>
      <text:p text:style-name="P7"><text:tab/></text:p>
      <text:p text:style-name="P8"><text:span text:style-name="T22"><text:tab/>Resumo.</text:span> <text:span text:style-name="T41">O texto a seguir descreve o problema “</text:span><text:span text:style-name="T42">Biblioteca Digital de Arendelle</text:span><text:span text:style-name="T41">” e </text:span><text:span text:style-name="T42">sua resolução </text:span><text:span text:style-name="T43">usando</text:span><text:span text:style-name="T42"> d</text:span><text:span text:style-name="T43">iferentes</text:span><text:span text:style-name="T42"> implemen</text:span><text:span text:style-name="T44">t</text:span><text:span text:style-name="T42">ações do algoritmo QuickSort</text:span><text:span text:style-name="T41">. </text:span><text:span text:style-name="T42">Para cada implementação </text:span><text:span text:style-name="T41">é </text:span><text:span text:style-name="T42">feita uma série de </text:span><text:span text:style-name="T44">testes a fim de </text:span><text:span text:style-name="T42">an</text:span><text:span text:style-name="T44">a</text:span><text:span text:style-name="T42">lis</text:span><text:span text:style-name="T44">ar</text:span><text:span text:style-name="T42"> </text:span><text:span text:style-name="T44">e </text:span><text:span text:style-name="T42">comparar suas respectivas performances</text:span><text:span text:style-name="T41">.</text:span></text:p>
      <text:p text:style-name="P10"/>
      <text:p text:style-name="P4">1. Introdução</text:p>
      <text:p text:style-name="P5"><text:span text:style-name="T25">O problema </text:span><text:span text:style-name="T33">Biblioteca Digital de Arendelle</text:span><text:span text:style-name="T25"> consiste em </text:span><text:span text:style-name="T26">ordenar o acervo de livros e pergaminhos que o reino de Arendelle possui em suas bibliotecas físicas</text:span><text:span text:style-name="T25">. </text:span><text:span text:style-name="T26">Por simplificação, cada item do acervo é considerado como um número inteiro </text:span><text:span text:style-name="T27">e, deste modo</text:span><text:span text:style-name="T26">, o real problema é ordenar um array de inteiros. Para realizar essa ordenação existem 7 algoritmos candidatos que devem ser comparados a fim de descobrir qual é a eficiência deles para a resolução desse problema. Os algoritmos candidatos são variações do algoritmo QuickSort, sendo eles:</text:span></text:p>
      <text:list xml:id="list1292207936" text:style-name="L1">
        <text:list-item>
          <text:p text:style-name="P52"><text:span text:style-name="T35">Quicksort cl</text:span><text:span text:style-name="T36">á</text:span><text:span text:style-name="T35">ssico – </text:span><text:span text:style-name="T26">Sele</text:span><text:span text:style-name="T27">çã</text:span><text:span text:style-name="T26">o de piv</text:span><text:span text:style-name="T27">ô</text:span><text:span text:style-name="T26"> usando o elemento central.</text:span></text:p>
        </text:list-item>
        <text:list-item>
          <text:p text:style-name="P52"><text:span text:style-name="T35">Quicksort mediana de t</text:span><text:span text:style-name="T36">rê</text:span><text:span text:style-name="T35">s – </text:span><text:span text:style-name="T26">Sele</text:span><text:span text:style-name="T27">çã</text:span><text:span text:style-name="T26">o do piv</text:span><text:span text:style-name="T27">ô</text:span><text:span text:style-name="T26"> usando a “mediana de tr</text:span><text:span text:style-name="T27">ê</text:span><text:span text:style-name="T26">s” elementos, em que o piv</text:span><text:span text:style-name="T27">ô é</text:span><text:span text:style-name="T26"> escolhido usando a mediana entre a chave mais </text:span><text:span text:style-name="T27">à</text:span><text:span text:style-name="T26"> esquerda, a chave mais </text:span><text:span text:style-name="T27">à</text:span><text:span text:style-name="T26"> direita e a chave central (como no algoritmo cl</text:span><text:span text:style-name="T27">á</text:span><text:span text:style-name="T26">ssico).</text:span></text:p>
        </text:list-item>
        <text:list-item>
          <text:p text:style-name="P52"><text:span text:style-name="T35">Quicksort primeiro elemento – </text:span><text:span text:style-name="T26">Sele</text:span><text:span text:style-name="T27">çã</text:span><text:span text:style-name="T26">o do piv</text:span><text:span text:style-name="T27">ô</text:span><text:span text:style-name="T26"> como sendo o primeiro elemento do subconjunto.</text:span></text:p>
        </text:list-item>
        <text:list-item>
          <text:p text:style-name="P52"><text:span text:style-name="T35">Quicksort inser</text:span><text:span text:style-name="T36">çã</text:span><text:span text:style-name="T35">o 1%</text:span><text:span text:style-name="T26"> - O processo de parti</text:span><text:span text:style-name="T27">çã</text:span><text:span text:style-name="T26">o </text:span><text:span text:style-name="T27">é</text:span><text:span text:style-name="T26"> interrompido quando o subvetor tiver menos de k = 1% chaves. A parti</text:span><text:span text:style-name="T27">çã</text:span><text:span text:style-name="T26">o ent</text:span><text:span text:style-name="T27">ã</text:span><text:span text:style-name="T26">o deve ser ordenada usando uma implementa</text:span><text:span text:style-name="T27">çã</text:span><text:span text:style-name="T26">o especial do algoritmo de ordena</text:span><text:span text:style-name="T27">çã</text:span><text:span text:style-name="T26">o por inser</text:span><text:span text:style-name="T27">çã</text:span><text:span text:style-name="T26">o, preparada para ordenar um subvetor. Sele</text:span><text:span text:style-name="T27">çã</text:span><text:span text:style-name="T26">o de piv</text:span><text:span text:style-name="T27">ô </text:span><text:span text:style-name="T26">usando a “mediana de tr</text:span><text:span text:style-name="T27">ê</text:span><text:span text:style-name="T26">s” elementos, descrita acima.</text:span></text:p>
        </text:list-item>
        <text:list-item>
          <text:p text:style-name="P52"><text:span text:style-name="T35">Quicksort inser</text:span><text:span text:style-name="T36">çã</text:span><text:span text:style-name="T35">o 5% </text:span><text:span text:style-name="T26">- Mesmo que o anterior, com k = 5%.</text:span></text:p>
        </text:list-item>
        <text:list-item>
          <text:p text:style-name="P52"><text:span text:style-name="T35">Quicksort inser</text:span><text:span text:style-name="T36">çã</text:span><text:span text:style-name="T35">o 10%</text:span><text:span text:style-name="T26"> - Mesmo que o anterior, com k = 10%.</text:span></text:p>
        </text:list-item>
        <text:list-item>
          <text:p text:style-name="P52"><text:span text:style-name="T35">Quicksort n</text:span><text:span text:style-name="T36">ã</text:span><text:span text:style-name="T35">o recursivo – </text:span><text:span text:style-name="T26">Implementa</text:span><text:span text:style-name="T27">çã</text:span><text:span text:style-name="T26">o que n</text:span><text:span text:style-name="T27">ã</text:span><text:span text:style-name="T26">o usa recursividade. Utiliza pilha para simular as chamadas de fun</text:span><text:span text:style-name="T27">çã</text:span><text:span text:style-name="T26">o recursivas e identificar os intervalos a serem ordenados a cada momento. A sele</text:span><text:span text:style-name="T27">çã</text:span><text:span text:style-name="T26">o do piv</text:span><text:span text:style-name="T27">ô</text:span><text:span text:style-name="T26"> deve ser feita assim como no Quicksort cl</text:span><text:span text:style-name="T27">á</text:span><text:span text:style-name="T26">ssico.</text:span></text:p>
        </text:list-item>
      </text:list>
      <text:p text:style-name="P40"><text:span text:style-name="T28">P</text:span><text:span text:style-name="T24">ara cada algoritmo </text:span><text:span text:style-name="T29">são feitos testes com diferentes tipos de arrays de entrada (ordenado crescente, ordenado decrescente e aleatório) e diferentes tamanhos de array <text:s/>com intuito de obter aproximadamente o tempo de execução, número de comparações entre chaves e número de movimentações de registro médios (mediana no caso do </text:span><text:soft-page-break/><text:span text:style-name="T29">tempo de execução).</text:span><text:span text:style-name="T24"> </text:span><text:span text:style-name="T29">Posteriormente </text:span><text:span text:style-name="T24">deve ser </text:span><text:span text:style-name="T29">feita</text:span><text:span text:style-name="T24"> uma análise d</text:span><text:span text:style-name="T29">os três parâmetros citados anteriormente. </text:span><text:span text:style-name="T30">A linguagem utilizada na solução desse problema foi a linguagem C.</text:span></text:p>
      <text:p text:style-name="P11">2. Implementação</text:p>
      <text:p text:style-name="P16"><text:span text:style-name="T12">A </text:span><text:span text:style-name="T8">implementação desse problema se deu em duas etapas distintas, sendo elas:</text:span></text:p>
      <text:list xml:id="list3472437154" text:style-name="L2">
        <text:list-item>
          <text:p text:style-name="P55"><text:span text:style-name="T7">Identificar os parâmetros passados para o programa (tipo de QuickSort, tamanho e organização do</text:span><text:span text:style-name="T9">s</text:span><text:span text:style-name="T7"> array</text:span><text:span text:style-name="T9">s</text:span><text:span text:style-name="T7">, impressão dos arrays) </text:span><text:span text:style-name="T9">e organizar os dados seguindo esses parâmetros</text:span><text:span text:style-name="T7">;</text:span></text:p>
        </text:list-item>
        <text:list-item>
          <text:p text:style-name="P53">Montar e executar o tipo certo de QuickSort de acordo com a entrada do programa.</text:p>
        </text:list-item>
      </text:list>
      <text:p text:style-name="P41">Sendo assim, vamos dividir essa seção em duas partes para abordar cada etapa individualmente.</text:p>
      <text:p text:style-name="P13">2.1. Identificação dos parâmetros</text:p>
      <text:p text:style-name="P26">Os parâmetros para o programa são passados na forma de argumentos no seguinte formato:</text:p>
      <text:p text:style-name="P25"><text:span text:style-name="T10">.</text:span><text:span text:style-name="T18">/nomedoprograma &lt;variação&gt; &lt;tipo&gt; &lt;tamanho&gt; [-p]</text:span></text:p>
      <text:p text:style-name="P20"><text:span text:style-name="T19">onde </text:span><text:span text:style-name="T16">variação, tipo </text:span><text:span text:style-name="T19">e</text:span><text:span text:style-name="T16"> tamanho </text:span><text:span text:style-name="T19">são o tipo de QuickSort a ser executado, o tipo de ordenação dos arrays e o tamanho do arrays, respectivamente. O parâmetro -p, quando presente, indica que é necessário imprimir os arrays originais utilizados </text:span><text:span text:style-name="T20">na ordenação.</text:span></text:p>
      <text:p text:style-name="P19"><text:span text:style-name="T10">A linguagem C fornece uma forma simples de lidar com argumentos. Por meio da passagem de dois parâmetros para a função main, é possível saber a quantidade de argumentos e seus valores. Esses parâmetros são o </text:span><text:span text:style-name="T16">argc</text:span><text:span text:style-name="T10"> e o </text:span><text:span text:style-name="T16">argv</text:span><text:span text:style-name="T10">, sendo o primeiro um valor inteiro que guarda a quantidade de argumentos e o segundo um array de strings contendo o valor dos argumentos. Dessa forma, a declaração do main fica no seguinte formato:</text:span></text:p>
      <text:p text:style-name="P31">int main(int argc, char *argv[]) { … }</text:p>
      <text:p text:style-name="P21"><text:span text:style-name="T19">Após o recebimento dos argumentos/parâmetros, a variação e o tamanho dos arrays são passados para uma função responsável por gerar os arrays de teste. </text:span><text:span text:style-name="T21">Os arrays de ordem aleatória utilizam um função que gera números aleatórios (</text:span><text:span text:style-name="T17">rand()</text:span><text:span text:style-name="T21"> da biblioteca stdlib.h) enquanto que os arrays ordenados em ordem crescente e decrescente vão de 1 a n e de n a 1, respectivamente, sendo n o tamanho dos arrays.</text:span></text:p>
      <text:p text:style-name="P27">Imediatamente após gerar os arrays, é conferido se o parâmetro -p estava presente na entrada. Se sim, é feita uma cópia dos arrays originais de forma a garantir que a ordem original de cada um deles não seja perdida. Por fim, é feita uma chamada para a função QuickSort indicando o tipo de ordenação que foi passado. Esta função, que será abordada na próxima seção, é responsável por identificar e aplicar o tipo certo de ordenação para os arrays.</text:p>
      <text:p text:style-name="P30">2.2. QuickSort</text:p>
      <text:p text:style-name="P22"><text:span text:style-name="T11">Inicialmente cada variação de QuickSort foi tratada de forma individual, sendo criado um conjunto específico de funções para cada uma delas. Porém, </text:span><text:span text:style-name="T13">após desenvolver e testar cada variação, o objetivo se tornou reduzir a quantidade de código repetido por meio da junção de algumas funções. Com esse processo, as variações de QuickSort </text:span><text:soft-page-break/><text:span text:style-name="T13">foram divididas em três grupos principais: QuickSort Padrão, QuickSort com Inserção e QuickSort Não Recursivo. O primeiro grupo é composto pelas variações QuickSort Clássico, Mediana de Três e Primeiro Elemento, cuja variação se dá apenas pela escolha do pivô. O segundo grupo é composto por QuickSort Inserção 1%, 5% e 10%, cuja variação se dá apenas pela quantidade de elementos necessários para a chamada do método de ordenação por inserção. O último grupo é composto apenas pela variação QuickSort Não Recursivo, pois essa é a única variação que não utiliza recursão.</text:span></text:p>
      <text:p text:style-name="P23"><text:span text:style-name="T11">Para cada um dos dois primeiros conjuntos foi desenvolvida uma função Sort que coordena a escolha de pivô e as chamadas recursivas (além da chamada para o método de inserção, no caso do segundo grupo). O método de partição é único no código, ou seja, todas as variações de QuickSort utilizam ele, e a diferenciação entre os formas de escolha de pivô é indicada por um parâmetro passado para a função. </text:span><text:span text:style-name="T14">Uma estrutura de dados Pilha é utilizada na função de QuickSort Não Recursivo para armazenar a ordem das chamadas para a função de partição, guardando os índices do array para as próximas chamadas.</text:span></text:p>
      <text:p text:style-name="P24"><text:span text:style-name="T11">As funções Sort dos grupos QuickSort Padrão e QuickSort com Inserção, e a função de QuickSort não recursivo são coordenadas por uma função geral chamada QuickSort (mencionada no final da seção anterior). Essa função, que recebe um array e sua variação, determina qual função de ordenação será chamada e quais parâmetros serão passados para a função. Por exemplo: para a variação QuickSort Clássico, o QuickSort chama a função Sort do grupo QuickSort Padrão passando como parâmetro de </text:span><text:span text:style-name="T15">escolha de pivô o número 0, que indica que o pivô escolhido será o elemento central. Para um QuickSort Mediana de Três, a chamada seria a mesma, com exceção do parâmetro de escolha de pivô que agora seria o número 2, indicando uma escolha de pivô por mediana de três. Para o grupo de QuickSort com Inserção, é passado o número de elementos a partir do qual o método de inserção deve ser chamado.</text:span></text:p>
      <text:p text:style-name="P28">As funções de inserção e partição possuem um contador de trocas de elementos do vetor e de comparações entre elementos do vetor que são retornadas a cada chamada. Isso possibilita a contagem desses parâmetros, que será necessária na <text:span text:style-name="T68">saída do programa e na </text:span>seção de Análise Experimental (seção 4). <text:span text:style-name="T68">A saída do programa segue o seguinte formato:</text:span></text:p>
      <text:p text:style-name="P29"><text:span text:style-name="T22">&lt;varia</text:span><text:span text:style-name="T23">ção</text:span><text:span text:style-name="T22">&gt; &lt;tipo&gt; &lt;tamanho&gt; &lt;n_comp&gt; &lt;n_</text:span><text:span text:style-name="T23">m</text:span><text:span text:style-name="T22">ov&gt; &lt;tempo&gt;</text:span></text:p>
      <text:p text:style-name="P32"><text:span text:style-name="T69">onde </text:span><text:span text:style-name="T22">varia</text:span><text:span text:style-name="T23">çã</text:span><text:span text:style-name="T22">o</text:span><text:span text:style-name="T69">,</text:span><text:span text:style-name="T22"> tipo </text:span><text:span text:style-name="T69">e</text:span><text:span text:style-name="T22"> tamanho</text:span><text:span text:style-name="T69"> s</text:span><text:span text:style-name="T70">ã</text:span><text:span text:style-name="T69">o os par</text:span><text:span text:style-name="T70">â</text:span><text:span text:style-name="T69">metros recebidos na entrada, </text:span><text:span text:style-name="T22">n_comp </text:span><text:span text:style-name="T69">e</text:span><text:span text:style-name="T22"> n_mov </text:span><text:span text:style-name="T69">se referem ao n</text:span><text:span text:style-name="T70">ú</text:span><text:span text:style-name="T69">mero m</text:span><text:span text:style-name="T70">é</text:span><text:span text:style-name="T69">dio de compara</text:span><text:span text:style-name="T70">çõ</text:span><text:span text:style-name="T69">es de chaves e de movimenta</text:span><text:span text:style-name="T70">çõ</text:span><text:span text:style-name="T69">es de registros efetuadas e </text:span><text:span text:style-name="T22">tempo</text:span><text:span text:style-name="T69"> ao tempo mediano de execu</text:span><text:span text:style-name="T70">ção</text:span><text:span text:style-name="T69">, em microssegundos.</text:span></text:p>
      <text:p text:style-name="P45"><text:span text:style-name="T66">3. </text:span><text:span text:style-name="T67">Instruções de Compilação e Execução</text:span></text:p>
      <text:p text:style-name="P33">O compilador utilizado durante toda a implementação foi o GNU C Compiler (GCC) versão 7.3.0 e o sistema operacional foi um Linux Ubuntu 18.04 64-bit.</text:p>
      <text:p text:style-name="P36"><text:span text:style-name="T37">Para compilar o programa foi desenvolvido um arquivo makefile que é responsável por gerenciar os arquivos a serem compilados e a ordem de compilação. Para executar esse aqui, basta digitar o comando </text:span><text:span text:style-name="T34">make</text:span><text:span text:style-name="T37"> no terminal.</text:span></text:p>
      <text:p text:style-name="P34">A execução do programa (como mostrado na seção 2.1) é feita pelo comando:</text:p>
      <text:p text:style-name="P35">./nomedoprograma &lt;variação&gt; &lt;tipo&gt; &lt;tamanho&gt; [-p]</text:p>
      <text:p text:style-name="P37"><text:soft-page-break/><text:span text:style-name="T38">Obs.: </text:span><text:span text:style-name="T39">Para alguns casos de teste, o número de chamadas recursivas ultrapassa o limite da pilha de execução devido ao </text:span><text:span text:style-name="T40">grande </text:span><text:span text:style-name="T39">número de elementos </text:span><text:span text:style-name="T40">somado ao pior caso do QuickSort. Para evitar isso, o comando </text:span><text:span text:style-name="T31">ulimit -s </text:span><text:span text:style-name="T32">&lt;tamanho em bytes&gt;</text:span><text:span text:style-name="T40">, que aumenta o tamanho pilha, deve ser usado antes da execução do programa.</text:span></text:p>
      <text:p text:style-name="P12"><text:span text:style-name="T45">4. </text:span><text:span text:style-name="T48">Análise Experimental</text:span></text:p>
      <text:p text:style-name="P44"><text:span text:style-name="T50">A</text:span><text:span text:style-name="T49">s análises experimentais seguiram um modelo determinado pelas instruções do trabalho. O modelo consiste em fazer testes de arrays variando entre 50 mil e 500 mil elementos, em intervalos de 50 mil elementos, para cada variação de QuickSort e de ordenação do array. Sendo assim temos: </text:span><text:span text:style-name="T46">10 tamanhos</text:span><text:span text:style-name="T49"> x </text:span><text:span text:style-name="T46">7 quicksorts</text:span><text:span text:style-name="T49"> x </text:span><text:span text:style-name="T46">3 ordenações do array </text:span><text:span text:style-name="T49"><text:s/>= 210 testes. Porém, para cada teste foram usados 20 arrays de modo a obter a mediana do tempo de execução e, as médias de comparações e movimentações de elementos no array. Sendo assim, </text:span><text:span text:style-name="T46">4200</text:span><text:span text:style-name="T47"> </text:span><text:span text:style-name="T49">arrays foram durantes os testes.</text:span></text:p>
      <text:p text:style-name="P46">Especificações técnicas do computador de testes:</text:p>
      <text:list xml:id="list1220169632" text:style-name="L3">
        <text:list-item>
          <text:p text:style-name="P56">Processador: <text:span text:style-name="T78">Intel </text:span><text:span text:style-name="T77">i7-3612QM CPU @ 2.10GHz</text:span></text:p>
        </text:list-item>
        <text:list-item>
          <text:p text:style-name="P56">Memória Ram: <text:span text:style-name="T79">4 GB</text:span></text:p>
        </text:list-item>
        <text:list-item>
          <text:p text:style-name="P54"><text:span text:style-name="T49">Sistema Operacional: </text:span><text:span text:style-name="T51">Linux Ubuntu (versão 18.04)</text:span></text:p>
        </text:list-item>
      </text:list>
      <text:p text:style-name="P42"><text:span text:style-name="T46">Os dados utilizados para análise e todos os gráficos estão na pasta </text:span><text:span text:style-name="T52">dados</text:span><text:span text:style-name="T46"> enviada junto com esta documentação. </text:span><text:span text:style-name="T55">Os arquivos dos gráficos estão nomeados de forma a facilitar a identificação de cada um deles.</text:span></text:p>
      <text:p text:style-name="P48">4.1. Análise do Tempo</text:p>
      <text:p text:style-name="P14"><text:span text:style-name="T46">A subpasta </text:span><text:span text:style-name="T52">Time</text:span><text:span text:style-name="T46"> contém todos os gráficos que comparam a performance (em tempo) dos métodos de ordenação para determinada ordenação inicial dos elementos e quantidade de elementos do array. </text:span><text:span text:style-name="T58">Além dela, a subpasta </text:span><text:span text:style-name="T54">Full Plots </text:span><text:span text:style-name="T58">contém gráficos de comparação de tempo mais gerais entre os métodos.</text:span><text:span text:style-name="T46"> Entre eles, dois gráficos são bem interessantes de serem analisados. O primeiro </text:span><text:span text:style-name="T56">(Time Plot – OrdC)</text:span><text:span text:style-name="T46"> compara a mediana do tempo para arrays de 50 </text:span><text:span text:style-name="T56">mil a 500 mil</text:span><text:span text:style-name="T46"> elementos ordenados previamente em ordem crescente.</text:span></text:p>
      <text:p text:style-name="P43"><text:span text:style-name="T57">O que pode-se notar por meio desses gráficos é que o tempo de ordenação do QuickSort <text:s/>com pivô no primeiro elemento é consideravelmente maior do que o dos outros métodos. Isso ocorre porque, como os dados já estão ordenados, na hora da partição o pivô sempre será o menor elemento do subvetor a ser ordenado, gerando assim a pior partição possível para os elementos. Assim, o tempo de ordenação por esse método entra no pior caso do QuickSort, que é </text:span><text:span text:style-name="T53">O(n</text:span><text:span text:style-name="T72">2</text:span><text:span text:style-name="T53">)</text:span><text:span text:style-name="T57">. </text:span><text:span text:style-name="T58">O gráfico </text:span><text:span text:style-name="T54">Time Plot – OrdD </text:span><text:span text:style-name="T58">entra no mesmo caso, então a análise é semelhante com exceção de que o pivô sempre será o maior elemento do subvetor a ser ordenado.</text:span></text:p>
      <text:p text:style-name="P49">O segundo gráfico (Time Plot – Ale) compara a mediana do tempo <text:span text:style-name="T74">para arrays de 50 </text:span>mil a 500 mil<text:span text:style-name="T74"> elementos </text:span>ordenados de forma aleatória. Nesse caso os QuickSorts que utilizam inserção ao final da ordenação são os mais lentos. Isso ocorre porque, no pior caso <text:span text:style-name="T73">e no caso médio</text:span>, o algoritmo de inserção é <text:span text:style-name="T22">O(n</text:span><text:span text:style-name="T71">2</text:span><text:span text:style-name="T60">)</text:span><text:span text:style-name="T62">, o que impacta bastante no tempo para vetores grandes, explicando o porquê o QuickSort com 10% inserção é mais lento que o de 5% e o de 1%.</text:span></text:p>
      <text:p text:style-name="P50"><text:span text:style-name="T62">4.</text:span><text:span text:style-name="T61">2. Análise de Comparações e Trocas</text:span></text:p>
      <text:p text:style-name="P51"><text:soft-page-break/><text:span text:style-name="T61">As subpastas </text:span><text:span text:style-name="T59">Comparisons </text:span><text:span text:style-name="T61">e </text:span><text:span text:style-name="T59">Swap </text:span><text:span text:style-name="T61">contém todos os gráficos que comparam o número médio de comparações e de trocas, respectivamente. Assim como no caso anterior, a subpasta </text:span><text:span text:style-name="T59">Full Plots </text:span><text:span text:style-name="T61">contém gráficos interessantes, que serão analisados.</text:span></text:p>
      <text:p text:style-name="P17"><text:span text:style-name="T61">Os gráficos de comparações seguem um padrão parecido com os gráficos de </text:span><text:span text:style-name="T63">tempo. Para vetores previamente ordenados em ordem crescente, ou decrescente, (Comp Plot – OrdC e Comp Plot – OrdD) o QuickSort com pivô no primeiro elemento faz o maior número de comparações, pelo mesmo motivo citado na subseção anterior. As partições geradas são sempre as piores possíveis, levando ao pior caso no número de comparações também. Para vetores aleatórios, os QuickSorts que utilizam inserção fazem o maior número de comparações também (Comp Plot – Ale).</text:span></text:p>
      <text:p text:style-name="P47">Os gráficos de trocas tem um comportamento bem diferente. Para vetores com elementos em ordem aleatória <text:span text:style-name="T75">(Swap Plot – Ale)</text:span>, os QuickSorts com inserção ainda possuem uma performance pior que os outros métodos. Porém para vetores ordenados decrescentes <text:span text:style-name="T75">(Swap Plot – OrdD)</text:span>, os QuickSorts Clássico, Mediana de Três e Não-Recursivo fazem o maior número de trocas. Isso ocorre porque o pivô para esses três casos é o elemento central, com isso todos os elementos do array são trocados de posição pelo menos uma vez, devido à ordenação inicial. <text:span text:style-name="T75">Para vetores ordenados crescentes (Swap Plot – OrdC), o QuickSort com pivô no primeiro elemento continua a ser o destaque, desta vez possuindo o maior número de trocas. Isso decorre da implementação do QuickSort que, nesse caso, sempre troca o pivô de posição com ele mesmo. Sendo assim, temos um número de trocas linear igual ao n – 1 (com n sendo o número de elementos do vetor), porque feitas n-1 chamadas do método de partição, onde cada uma troca o pivô com ele mesmo.</text:span></text:p>
      <text:p text:style-name="P15">5. <text:span text:style-name="T65">Conclusão</text:span></text:p>
      <text:p text:style-name="P38">Por meio dos experimentos, e da análise deles, foi possível observar a diferença de performance entre os diferentes tipos de implementação QuickSort e como cada uma se comporta em diferentes situações. Pode-se perceber que para certos tipos de ordenação dos dados, existem variações do QuickSort que obt<text:span text:style-name="T80">é</text:span>m melhor desempenho, <text:span text:style-name="T76">como por exemplo</text:span> <text:span text:style-name="T76">o </text:span>QuickSort com Inserção para vetores previamente ordenados ou quase ordenados. <text:span text:style-name="T76">Também existem casos</text:span> <text:span text:style-name="T76">em que o desempenho mostra qual variação do QuickSort não deve ser usada para certos tipos de dados, como é o caso do QuickSort com pivô no primeiro elemento para vetores ordenados crescentes ou decrescentes.</text:span></text:p>
      <text:p text:style-name="P39">A análise de algoritmos e a comparação de performance entre eles possibilita uma melhor escolha de qual algoritmo implementar para certo tipo de problema, o que pode ser fundamental em alguns casos.</text:p>
      <text:p text:style-name="P15"/>
      <text:p text:style-name="P15"><text:span text:style-name="T65">6</text:span>. Referências</text:p>
      <text:p text:style-name="P60">Z<text:span text:style-name="T81">iviani</text:span>, N. <text:span text:style-name="T22">Projeto de Algoritmos: com implementações em PASCAL e C. 2 ed.</text:span> São Paulo: Thomson, 2004</text:p>
      <text:p text:style-name="P58">Chaimowicz, L. e Prates, R. <text:span text:style-name="T22">Ordenação: Quicksort</text:span>,<text:span text:style-name="T22"> </text:span>disponível na turma <text:span text:style-name="T22">ESTRUTURAS DE DADOS – METATURMA </text:span>do Moodle UFMG 2019/1. Acesso em maio/2019.</text:p>
      <text:p text:style-name="P59">Ahuja, K. e Patade, A. <text:span text:style-name="T22">Command line arguments in C/C++, </text:span><text:a xlink:type="simple" xlink:href="https://www.geeksforgeeks.org/command-line-arguments-in-c-cpp/" text:style-name="Internet_20_link" text:visited-style-name="Visited_20_Internet_20_Link">https://www.geeksforgeeks.org/command-line-arguments-in-c-cpp/</text:a>, acesso em maio/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1T13:51:03.703303840</meta:creation-date>
    <dc:date>2019-06-09T10:13:27.370000000</dc:date>
    <meta:editing-duration>PT46M5S</meta:editing-duration>
    <meta:editing-cycles>6</meta:editing-cycles>
    <meta:generator>LibreOffice/6.2.3.2$Windows_X86_64 LibreOffice_project/aecc05fe267cc68dde00352a451aa867b3b546ac</meta:generator>
    <meta:document-statistic meta:table-count="0" meta:image-count="0" meta:object-count="0" meta:page-count="5" meta:paragraph-count="66" meta:word-count="2364" meta:character-count="14476" meta:non-whitespace-character-count="12166"/>
  </office:meta>
</office:document-meta>
</file>